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style:paragraph-properties fo:line-height="100%"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1cm" fo:margin-bottom="0.1cm" fo:line-height="100%" fo:text-align="end" fo:text-indent="0cm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margin-left="0cm" fo:margin-right="-0.128cm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Microsoft YaHei'" style:font-family-generic-asian="system" style:font-pitch-asian="variable" style:font-size-asian="8pt" style:font-style-asian="normal" style:font-weight-asian="bold" style:font-family-complex="Mangal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684cm" svg:height="3.255cm" svg:x="8.239cm" svg:y="2.047cm">
          <text:p text:style-name="P1"><text:span text:style-name="T1">Include:</text:span></text:p>
          <text:p text:style-name="P1"><text:span text:style-name="T1">Wire</text:span></text:p>
          <text:p text:style-name="P1"><text:span text:style-name="T1">SPI</text:span></text:p>
          <text:p text:style-name="P1"><text:span text:style-name="T1">RADIOFH_B</text:span></text:p>
          <text:p text:style-name="P1"><text:span text:style-name="T1">MsTimer2</text:span></text:p>
          <text:p text:style-name="P1"><text:span text:style-name="T1">CC1101_CC1190_33cm_gfsk_2401_2884_Man_P26dbm</text:span></text:p>
        </draw:rect>
        <draw:line draw:style-name="gr2" draw:text-style-name="P3" draw:layer="layout" svg:x1="13.985cm" svg:y1="5.303cm" svg:x2="13.985cm" svg:y2="6.261cm">
          <text:p/>
        </draw:line>
        <draw:rect draw:style-name="gr1" draw:text-style-name="P2" draw:layer="layout" svg:width="4.653cm" svg:height="4.214cm" svg:x="11.687cm" svg:y="6.26cm">
          <text:p text:style-name="P1"><text:span text:style-name="T1">Initializing:</text:span></text:p>
          <text:p text:style-name="P1"><text:span text:style-name="T1">packet_length= 30</text:span></text:p>
          <text:p text:style-name="P1"><text:span text:style-name="T1">rcvdFlag (boolean) </text:span></text:p>
          <text:p text:style-name="P1"><text:span text:style-name="T1">index (byte)</text:span></text:p>
          <text:p text:style-name="P1"><text:span text:style-name="T1">intFlag (boolean)</text:span></text:p>
          <text:p text:style-name="P1"><text:span text:style-name="T1">rssi (int)</text:span></text:p>
          <text:p text:style-name="P1"><text:span text:style-name="T1">numMissed (int)</text:span></text:p>
          <text:p text:style-name="P1"><text:span text:style-name="T1">TxMsg (string)</text:span></text:p>
        </draw:rect>
        <draw:rect draw:style-name="gr3" draw:text-style-name="P5" draw:layer="layout" svg:width="8.236cm" svg:height="3.64cm" svg:x="9.821cm" svg:y="13.765cm">
          <text:p text:style-name="P4"><text:span text:style-name="T2"/></text:p>
          <text:p text:style-name="P4"><text:span text:style-name="T2">intFlag= false</text:span></text:p>
          <text:p text:style-name="P4"><text:span text:style-name="T2">rcvdFlag=true</text:span></text:p>
          <text:p text:style-name="P4"><text:span text:style-name="T2">index=0</text:span></text:p>
          <text:p text:style-name="P4"><text:span text:style-name="T2">numMissed=0</text:span></text:p>
          <text:p text:style-name="P4"><text:span text:style-name="T2"/></text:p>
        </draw:rect>
        <draw:line draw:style-name="gr2" draw:text-style-name="P3" draw:layer="layout" svg:x1="13.985cm" svg:y1="10.475cm" svg:x2="13.985cm" svg:y2="11.433cm">
          <text:p/>
        </draw:line>
        <draw:line draw:style-name="gr2" draw:text-style-name="P3" draw:layer="layout" svg:x1="13.985cm" svg:y1="12.582cm" svg:x2="13.985cm" svg:y2="13.731cm">
          <text:p/>
        </draw:line>
        <draw:ellipse draw:style-name="gr1" draw:text-style-name="P6" draw:layer="layout" svg:width="2.874cm" svg:height="1.149cm" svg:x="12.453cm" svg:y="11.432cm">
          <text:p text:style-name="P3"><text:span text:style-name="T3">Setup ()</text:span></text:p>
        </draw:ellipse>
        <draw:line draw:style-name="gr2" draw:text-style-name="P3" draw:layer="layout" svg:x1="13.985cm" svg:y1="17.37cm" svg:x2="13.985cm" svg:y2="18.711cm">
          <text:p/>
        </draw:line>
        <draw:ellipse draw:style-name="gr1" draw:text-style-name="P6" draw:layer="layout" svg:width="2.874cm" svg:height="0.958cm" svg:x="12.453cm" svg:y="18.711cm">
          <text:p text:style-name="P3"><text:span text:style-name="T3">End </text:span></text:p>
        </draw:ellipse>
      </draw:page>
      <draw:page draw:name="page2" draw:style-name="dp1" draw:master-page-name="Default">
        <draw:custom-shape draw:style-name="gr4" draw:text-style-name="P6" draw:layer="layout" svg:width="3.652cm" svg:height="1.217cm" svg:x="12.067cm" svg:y="3.287cm">
          <text:p text:style-name="P4"><text:span text:style-name="T2">Interrup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8" draw:layer="layout" svg:width="0.761cm" svg:height="0.761cm" svg:x="14.045cm" svg:y="4.808cm">
          <text:p text:style-name="P4"><text:span text:style-name="T4">Yes</text:span></text:p>
          <text:p text:style-name="P7"><text:span text:style-name="T5"/></text:p>
        </draw:rect>
        <draw:line draw:style-name="gr6" draw:text-style-name="P3" draw:layer="layout" svg:x1="21.045cm" svg:y1="3.895cm" svg:x2="15.719cm" svg:y2="3.895cm">
          <text:p/>
        </draw:line>
        <draw:rect draw:style-name="gr1" draw:text-style-name="P6" draw:layer="layout" svg:width="7.152cm" svg:height="1.674cm" svg:x="10.393cm" svg:y="5.417cm">
          <text:p text:style-name="P1"><text:span text:style-name="T2">Send Data Packet</text:span></text:p>
          <text:p text:style-name="P1"><text:span text:style-name="T2"><text:s/></text:span><text:span text:style-name="T2">Delay 100 Microseconds</text:span></text:p>
          <text:p text:style-name="P1"><text:span text:style-name="T2">Transceiver in Receive Mode</text:span></text:p>
        </draw:rect>
        <draw:rect draw:style-name="gr5" draw:text-style-name="P8" draw:layer="layout" svg:width="1.217cm" svg:height="1.065cm" svg:x="20.74cm" svg:y="6.634cm">
          <text:p text:style-name="P4"><text:span text:style-name="T4">No</text:span></text:p>
          <text:p text:style-name="P7"><text:span text:style-name="T5"/></text:p>
        </draw:rect>
        <draw:line draw:style-name="gr2" draw:text-style-name="P3" draw:layer="layout" svg:x1="13.893cm" svg:y1="7.091cm" svg:x2="13.893cm" svg:y2="8.004cm">
          <text:p/>
        </draw:line>
        <draw:custom-shape draw:style-name="gr4" draw:text-style-name="P6" draw:layer="layout" svg:width="7.304cm" svg:height="1.521cm" svg:x="10.241cm" svg:y="8.004cm">
          <text:p text:style-name="P4"><text:span text:style-name="T2">Response from prior packet recei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6" draw:layer="layout" svg:width="4.412cm" svg:height="1.066cm" svg:x="11.763cm" svg:y="10.59cm">
          <text:p text:style-name="P4"><text:span text:style-name="T2">Print “!”</text:span></text:p>
          <text:p text:style-name="P4"><text:span text:style-name="T2">Increment to numMissed</text:span></text:p>
        </draw:rect>
        <draw:line draw:style-name="gr2" draw:text-style-name="P3" draw:layer="layout" svg:x1="13.893cm" svg:y1="11.656cm" svg:x2="13.893cm" svg:y2="14.395cm">
          <text:p/>
        </draw:line>
        <draw:line draw:style-name="gr6" draw:text-style-name="P3" draw:layer="layout" svg:x1="7.35cm" svg:y1="2.982cm" svg:x2="7.35cm" svg:y2="18.959cm">
          <text:p/>
        </draw:line>
        <draw:line draw:style-name="gr2" draw:text-style-name="P3" draw:layer="layout" svg:x1="7.35cm" svg:y1="2.982cm" svg:x2="13.893cm" svg:y2="2.982cm">
          <text:p/>
        </draw:line>
        <draw:custom-shape draw:style-name="gr4" draw:text-style-name="P6" draw:layer="layout" svg:width="8.368cm" svg:height="1.522cm" svg:x="9.785cm" svg:y="14.394cm">
          <text:p text:style-name="P1"><text:span text:style-name="T2">Response from current transmission recei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6" draw:layer="layout" svg:width="9.434cm" svg:height="1.978cm" svg:x="9.328cm" svg:y="16.677cm">
          <text:p text:style-name="P1"><text:span text:style-name="T2">Store Data for Buffer</text:span></text:p>
          <text:p text:style-name="P1"><text:span text:style-name="T2">ReadRSSI</text:span></text:p>
          <text:p text:style-name="P1"><text:span text:style-name="T2"><text:s/></text:span><text:span text:style-name="T2">Set rcvdFlag to true</text:span></text:p>
          <text:p text:style-name="P1"><text:span text:style-name="T2"><text:s text:c="4"/></text:span><text:span text:style-name="T2">Print (numMissed " missed " Pkt_Buffer[0] " " rssi " Msg:")</text:span></text:p>
          <text:p text:style-name="P1"><text:span text:style-name="T2"/></text:p>
        </draw:rect>
        <draw:line draw:style-name="gr6" draw:text-style-name="P3" draw:layer="layout" svg:x1="7.35cm" svg:y1="18.959cm" svg:x2="13.741cm" svg:y2="18.959cm">
          <text:p/>
        </draw:line>
        <draw:line draw:style-name="gr2" draw:text-style-name="P3" draw:layer="layout" svg:x1="13.893cm" svg:y1="18.655cm" svg:x2="13.893cm" svg:y2="19.568cm">
          <text:p/>
        </draw:line>
        <draw:line draw:style-name="gr2" draw:text-style-name="P3" draw:layer="layout" svg:x1="13.893cm" svg:y1="4.504cm" svg:x2="13.893cm" svg:y2="5.417cm">
          <text:p/>
        </draw:line>
        <draw:line draw:style-name="gr6" draw:text-style-name="P3" draw:layer="layout" svg:x1="21.044cm" svg:y1="12.264cm" svg:x2="21.044cm" svg:y2="3.895cm">
          <text:p/>
        </draw:line>
        <draw:line draw:style-name="gr2" draw:text-style-name="P3" draw:layer="layout" svg:x1="21.045cm" svg:y1="12.264cm" svg:x2="13.893cm" svg:y2="12.264cm">
          <text:p/>
        </draw:line>
        <draw:rect draw:style-name="gr5" draw:text-style-name="P8" draw:layer="layout" svg:width="0.761cm" svg:height="0.608cm" svg:x="14.045cm" svg:y="9.83cm">
          <text:p text:style-name="P4"><text:span text:style-name="T4">No</text:span></text:p>
          <text:p text:style-name="P7"><text:span text:style-name="T5"/></text:p>
        </draw:rect>
        <draw:line draw:style-name="gr2" draw:text-style-name="P3" draw:layer="layout" svg:x1="13.893cm" svg:y1="9.525cm" svg:x2="13.893cm" svg:y2="10.59cm">
          <text:p/>
        </draw:line>
        <draw:line draw:style-name="gr2" draw:text-style-name="P3" draw:layer="layout" svg:x1="13.893cm" svg:y1="15.916cm" svg:x2="13.893cm" svg:y2="16.677cm">
          <text:p/>
        </draw:line>
        <draw:line draw:style-name="gr6" draw:text-style-name="P3" draw:layer="layout" svg:x1="18.458cm" svg:y1="8.765cm" svg:x2="17.545cm" svg:y2="8.765cm">
          <text:p/>
        </draw:line>
        <draw:rect draw:style-name="gr5" draw:text-style-name="P8" draw:layer="layout" svg:width="0.913cm" svg:height="1.065cm" svg:x="18.458cm" svg:y="9.982cm">
          <text:p text:style-name="P4"><text:span text:style-name="T4">Yes</text:span></text:p>
          <text:p text:style-name="P7"><text:span text:style-name="T5"/></text:p>
        </draw:rect>
        <draw:line draw:style-name="gr6" draw:text-style-name="P3" draw:layer="layout" svg:x1="18.458cm" svg:y1="11.808cm" svg:x2="18.458cm" svg:y2="8.765cm">
          <text:p/>
        </draw:line>
        <draw:ellipse draw:style-name="gr1" draw:text-style-name="P6" draw:layer="layout" svg:width="2.739cm" svg:height="0.761cm" svg:x="12.523cm" svg:y="1.613cm">
          <text:p text:style-name="P3"><text:span text:style-name="T3">Loop ()</text:span></text:p>
        </draw:ellipse>
        <draw:line draw:style-name="gr2" draw:text-style-name="P3" draw:layer="layout" svg:x1="13.893cm" svg:y1="2.374cm" svg:x2="13.893cm" svg:y2="3.287cm">
          <text:p/>
        </draw:line>
        <draw:ellipse draw:style-name="gr1" draw:text-style-name="P6" draw:layer="layout" svg:width="2.13cm" svg:height="0.609cm" svg:x="12.828cm" svg:y="19.568cm">
          <text:p text:style-name="P3"><text:span text:style-name="T3">End </text:span></text:p>
        </draw:ellipse>
        <draw:rect draw:style-name="gr5" draw:text-style-name="P8" draw:layer="layout" svg:width="0.913cm" svg:height="0.305cm" svg:x="14.045cm" svg:y="16.22cm">
          <text:p text:style-name="P4"><text:span text:style-name="T4">Yes</text:span></text:p>
          <text:p text:style-name="P7"><text:span text:style-name="T5"/></text:p>
        </draw:rect>
        <draw:line draw:style-name="gr2" draw:text-style-name="P3" draw:layer="layout" svg:x1="22.566cm" svg:y1="18.959cm" svg:x2="13.893cm" svg:y2="18.959cm">
          <text:p/>
        </draw:line>
        <draw:line draw:style-name="gr6" draw:text-style-name="P3" draw:layer="layout" svg:x1="22.566cm" svg:y1="18.959cm" svg:x2="22.566cm" svg:y2="15.155cm">
          <text:p/>
        </draw:line>
        <draw:line draw:style-name="gr6" draw:text-style-name="P3" draw:layer="layout" svg:x1="18.001cm" svg:y1="15.155cm" svg:x2="22.566cm" svg:y2="15.155cm">
          <text:p/>
        </draw:line>
        <draw:rect draw:style-name="gr5" draw:text-style-name="P8" draw:layer="layout" svg:width="0.761cm" svg:height="0.609cm" svg:x="22.718cm" svg:y="16.068cm">
          <text:p text:style-name="P4"><text:span text:style-name="T4">No</text:span></text:p>
          <text:p text:style-name="P7"><text:span text:style-name="T5"/></text:p>
        </draw:rect>
        <draw:rect draw:style-name="gr1" draw:text-style-name="P6" draw:layer="layout" svg:width="4.413cm" svg:height="1.065cm" svg:x="11.61cm" svg:y="12.569cm">
          <text:p text:style-name="P4"><text:span text:style-name="T2">Set rcvdFlag to false</text:span></text:p>
          <text:p text:style-name="P4"><text:span text:style-name="T2">Set intFlag to false</text:span></text:p>
        </draw:rect>
        <draw:line draw:style-name="gr2" draw:text-style-name="P3" draw:layer="layout" svg:x1="18.458cm" svg:y1="11.808cm" svg:x2="13.893cm" svg:y2="11.808cm">
          <text:p/>
        </draw:line>
      </draw:page>
      <draw:page draw:name="page3" draw:style-name="dp1" draw:master-page-name="Default">
        <draw:rect draw:style-name="gr1" draw:text-style-name="P9" draw:layer="layout" svg:width="11.603cm" svg:height="1.869cm" svg:x="7.985cm" svg:y="5.308cm">
          <text:p text:style-name="P1"><text:span text:style-name="T2">Set interruptFlag </text:span></text:p>
          <text:p text:style-name="P1"><text:span text:style-name="T2">Copy txMsg to Pkt_Buffer</text:span></text:p>
          <text:p text:style-name="P1"><text:span text:style-name="T6"><text:s/></text:span><text:span text:style-name="T2"><text:s/></text:span><text:span text:style-name="T2">Pkt_Buffer[0]=index</text:span></text:p>
          <text:p text:style-name="P1"><text:span text:style-name="T2"><text:s text:c="2"/></text:span><text:span text:style-name="T2">Increment to index</text:span></text:p>
        </draw:rect>
        <draw:ellipse draw:style-name="gr1" draw:text-style-name="P6" draw:layer="layout" svg:width="3.318cm" svg:height="0.935cm" svg:x="12.01cm" svg:y="3.438cm">
          <text:p text:style-name="P3"><text:span text:style-name="T3">Transmit ()</text:span></text:p>
        </draw:ellipse>
        <draw:line draw:style-name="gr2" draw:text-style-name="P3" draw:layer="layout" svg:x1="13.668cm" svg:y1="4.373cm" svg:x2="13.668cm" svg:y2="5.308cm">
          <text:p/>
        </draw:line>
        <draw:line draw:style-name="gr2" draw:text-style-name="P3" draw:layer="layout" svg:x1="13.668cm" svg:y1="7.177cm" svg:x2="13.668cm" svg:y2="8.112cm">
          <text:p/>
        </draw:line>
        <draw:ellipse draw:style-name="gr1" draw:text-style-name="P6" draw:layer="layout" svg:width="2.605cm" svg:height="0.747cm" svg:x="12.484cm" svg:y="7.926cm">
          <text:p text:style-name="P3"><text:span text:style-name="T3">End</text:span></text:p>
        </draw:ellipse>
        <draw:ellipse draw:style-name="gr1" draw:text-style-name="P6" draw:layer="layout" svg:width="3.318cm" svg:height="1.122cm" svg:x="12.01cm" svg:y="1.381cm">
          <text:p text:style-name="P3"><text:span text:style-name="T3">Interrupt</text:span></text:p>
        </draw:ellipse>
        <draw:line draw:style-name="gr2" draw:text-style-name="P3" draw:layer="layout" svg:x1="13.668cm" svg:y1="2.503cm" svg:x2="13.668cm" svg:y2="3.438cm">
          <text:p/>
        </draw:line>
        <draw:rect draw:style-name="gr5" draw:text-style-name="P8" draw:layer="layout" svg:width="1.183cm" svg:height="0.935cm" svg:x="14.211cm" svg:y="15.863cm">
          <text:p text:style-name="P4"><text:span text:style-name="T4">Yes</text:span></text:p>
          <text:p text:style-name="P7"><text:span text:style-name="T5"/></text:p>
        </draw:rect>
        <draw:custom-shape draw:style-name="gr4" draw:text-style-name="P6" draw:layer="layout" svg:width="8.051cm" svg:height="1.495cm" svg:x="9.711cm" svg:y="14.18cm">
          <text:p text:style-name="P1"><text:span text:style-name="T2"><text:s/></text:span><text:span text:style-name="T2">Is byteVal less than 16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3.737cm" svg:y1="13.245cm" svg:x2="13.737cm" svg:y2="14.18cm">
          <text:p/>
        </draw:line>
        <draw:line draw:style-name="gr2" draw:text-style-name="P3" draw:layer="layout" svg:x1="13.737cm" svg:y1="15.676cm" svg:x2="13.737cm" svg:y2="16.985cm">
          <text:p/>
        </draw:line>
        <draw:rect draw:style-name="gr1" draw:text-style-name="P9" draw:layer="layout" svg:width="9.472cm" svg:height="1.123cm" svg:x="9.001cm" svg:y="16.984cm">
          <text:p text:style-name="P1"><text:span text:style-name="T2">return "0" + String (byteVal, HEX)</text:span></text:p>
        </draw:rect>
        <draw:rect draw:style-name="gr1" draw:text-style-name="P9" draw:layer="layout" svg:width="5.461cm" svg:height="1.122cm" svg:x="20.431cm" svg:y="14.388cm">
          <text:p text:style-name="P1"><text:span text:style-name="T2"><text:s/></text:span><text:span text:style-name="T2">return String (byteVal, HEX)</text:span></text:p>
        </draw:rect>
        <draw:rect draw:style-name="gr5" draw:text-style-name="P8" draw:layer="layout" svg:width="1.895cm" svg:height="1.309cm" svg:x="17.891cm" svg:y="14.222cm">
          <text:p text:style-name="P4"><text:span text:style-name="T4">No</text:span></text:p>
          <text:p text:style-name="P7"><text:span text:style-name="T5"/></text:p>
        </draw:rect>
        <draw:line draw:style-name="gr2" draw:text-style-name="P3" draw:layer="layout" svg:x1="17.526cm" svg:y1="14.928cm" svg:x2="20.431cm" svg:y2="14.896cm">
          <text:p/>
        </draw:line>
        <draw:ellipse draw:style-name="gr1" draw:text-style-name="P3" draw:layer="layout" svg:width="9.708cm" svg:height="1.87cm" svg:x="9.001cm" svg:y="11.375cm">
          <text:p text:style-name="P1"><text:span text:style-name="T7">Convert byte byteVal into two characters</text:span></text:p>
        </draw:ellipse>
        <draw:ellipse draw:style-name="gr1" draw:text-style-name="P6" draw:layer="layout" svg:width="2.842cm" svg:height="0.748cm" svg:x="12.316cm" svg:y="19.228cm">
          <text:p text:style-name="P3"><text:span text:style-name="T3">End</text:span></text:p>
        </draw:ellipse>
        <draw:line draw:style-name="gr2" draw:text-style-name="P3" draw:layer="layout" svg:x1="13.737cm" svg:y1="18.106cm" svg:x2="13.737cm" svg:y2="19.228cm">
          <text:p/>
        </draw:line>
        <draw:line draw:style-name="gr6" draw:text-style-name="P3" draw:layer="layout" svg:x1="23.352cm" svg:y1="15.461cm" svg:x2="23.352cm" svg:y2="18.453cm">
          <text:p/>
        </draw:line>
        <draw:line draw:style-name="gr2" draw:text-style-name="P3" draw:layer="layout" svg:x1="23.352cm" svg:y1="18.452cm" svg:x2="13.737cm" svg:y2="18.48cm">
          <text:p/>
        </draw:line>
        <draw:ellipse draw:style-name="gr1" draw:text-style-name="P3" draw:layer="layout" svg:width="7.578cm" svg:height="1.156cm" svg:x="9.948cm" svg:y="9.318cm">
          <text:p text:style-name="P1"><text:span text:style-name="T7">byteToHexStr (byte byteVal )</text:span></text:p>
        </draw:ellipse>
        <draw:line draw:style-name="gr2" draw:text-style-name="P3" draw:layer="layout" svg:x1="13.737cm" svg:y1="10.44cm" svg:x2="13.737cm" svg:y2="11.375cm">
          <text:p/>
        </draw:line>
      </draw:page>
      <draw:page draw:name="page4" draw:style-name="dp1" draw:master-page-name="Default">
        <draw:rect draw:style-name="gr1" draw:text-style-name="P9" draw:layer="layout" svg:width="9.446cm" svg:height="1.843cm" svg:x="9.6cm" svg:y="5.368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line draw:style-name="gr2" draw:text-style-name="P3" draw:layer="layout" svg:x1="14.208cm" svg:y1="3.986cm" svg:x2="14.208cm" svg:y2="5.368cm">
          <text:p/>
        </draw:line>
        <draw:rect draw:style-name="gr1" draw:text-style-name="P9" draw:layer="layout" svg:width="9.446cm" svg:height="1.843cm" svg:x="9.6cm" svg:y="5.367cm">
          <text:p text:style-name="P1"><text:span text:style-name="T2"><text:s/></text:span><text:span text:style-name="T2">byte count=0</text:span></text:p>
          <text:p text:style-name="P1"><text:span text:style-name="T2"><text:s text:c="2"/></text:span><text:span text:style-name="T2">Request data (experiment, length)</text:span></text:p>
          <text:p text:style-name="P1"><text:span text:style-name="T2"/></text:p>
        </draw:rect>
        <draw:custom-shape draw:style-name="gr4" draw:text-style-name="P9" draw:layer="layout" svg:width="7.834cm" svg:height="1.843cm" svg:x="10.291cm" svg:y="8.824cm">
          <text:p text:style-name="P1"><text:span text:style-name="T2">While</text:span></text:p>
          <text:p text:style-name="P1"><text:span text:style-name="T2">Wire.availabl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4.208cm" svg:y1="7.211cm" svg:x2="14.208cm" svg:y2="8.824cm">
          <text:p/>
        </draw:line>
        <draw:rect draw:style-name="gr5" draw:text-style-name="P8" draw:layer="layout" svg:width="1.153cm" svg:height="1.151cm" svg:x="13.977cm" svg:y="10.852cm">
          <text:p text:style-name="P4"><text:span text:style-name="T4">T</text:span></text:p>
          <text:p text:style-name="P7"><text:span text:style-name="T5"/></text:p>
        </draw:rect>
        <draw:line draw:style-name="gr2" draw:text-style-name="P3" draw:layer="layout" svg:x1="14.208cm" svg:y1="10.667cm" svg:x2="14.208cm" svg:y2="12.28cm">
          <text:p/>
        </draw:line>
        <draw:rect draw:style-name="gr1" draw:text-style-name="P9" draw:layer="layout" svg:width="7.372cm" svg:height="1.843cm" svg:x="10.522cm" svg:y="12.28cm">
          <text:p text:style-name="P1"><text:span text:style-name="T2">storage[count]= Wire.read()</text:span></text:p>
          <text:p text:style-name="P1"><text:span text:style-name="T2"><text:s text:c="4"/></text:span><text:span text:style-name="T2">Increment to count</text:span></text:p>
        </draw:rect>
        <draw:line draw:style-name="gr6" draw:text-style-name="P3" draw:layer="layout" svg:x1="4.302cm" svg:y1="13.201cm" svg:x2="10.522cm" svg:y2="13.201cm">
          <text:p/>
        </draw:line>
        <draw:line draw:style-name="gr6" draw:text-style-name="P10" draw:layer="layout" svg:x1="4.302cm" svg:y1="13.201cm" svg:x2="4.302cm" svg:y2="7.672cm">
          <text:p/>
        </draw:line>
        <draw:line draw:style-name="gr2" draw:text-style-name="P3" draw:layer="layout" svg:x1="4.302cm" svg:y1="7.672cm" svg:x2="14.208cm" svg:y2="7.672cm">
          <text:p/>
        </draw:line>
        <draw:line draw:style-name="gr6" draw:text-style-name="P3" draw:layer="layout" svg:x1="18.124cm" svg:y1="9.745cm" svg:x2="22.731cm" svg:y2="9.745cm">
          <text:p/>
        </draw:line>
        <draw:rect draw:style-name="gr5" draw:text-style-name="P8" draw:layer="layout" svg:width="1.843cm" svg:height="1.612cm" svg:x="22.271cm" svg:y="10.206cm">
          <text:p text:style-name="P4"><text:span text:style-name="T4">F</text:span></text:p>
          <text:p text:style-name="P7"><text:span text:style-name="T5"/></text:p>
        </draw:rect>
        <draw:line draw:style-name="gr6" draw:text-style-name="P3" draw:layer="layout" svg:x1="22.732cm" svg:y1="15.735cm" svg:x2="22.732cm" svg:y2="9.745cm">
          <text:p/>
        </draw:line>
        <draw:rect draw:style-name="gr1" draw:text-style-name="P9" draw:layer="layout" svg:width="4.606cm" svg:height="1.382cm" svg:x="11.905cm" svg:y="15.044cm">
          <text:p text:style-name="P1"><text:span text:style-name="T2"><text:s/></text:span><text:span text:style-name="T2">return count</text:span></text:p>
        </draw:rect>
        <draw:line draw:style-name="gr2" draw:text-style-name="P3" draw:layer="layout" svg:x1="22.732cm" svg:y1="15.735cm" svg:x2="16.512cm" svg:y2="15.735cm">
          <text:p/>
        </draw:line>
        <draw:ellipse draw:style-name="gr1" draw:text-style-name="P6" draw:layer="layout" svg:width="13.592cm" svg:height="1.843cm" svg:x="7.361cm" svg:y="2.143cm">
          <text:p text:style-name="P1"><text:span text:style-name="T7">Collect data from i2c (experiment, length, * storage)</text:span></text:p>
        </draw:ellipse>
        <draw:line draw:style-name="gr2" draw:text-style-name="P3" draw:layer="layout" svg:x1="14.271cm" svg:y1="16.426cm" svg:x2="14.271cm" svg:y2="17.808cm">
          <text:p/>
        </draw:line>
        <draw:ellipse draw:style-name="gr1" draw:text-style-name="P6" draw:layer="layout" svg:width="3.225cm" svg:height="1.151cm" svg:x="12.659cm" svg:y="17.809cm">
          <text:p text:style-name="P3"><text:span text:style-name="T3">End</text:span></text:p>
        </draw:ellipse>
      </draw:page>
      <draw:page draw:name="page5" draw:style-name="dp1" draw:master-page-name="Default">
        <draw:rect draw:style-name="gr1" draw:text-style-name="P9" draw:layer="layout" svg:width="4.666cm" svg:height="1.623cm" svg:x="11.801cm" svg:y="4.024cm">
          <text:p text:style-name="P1"><text:span text:style-name="T2"><text:s text:c="2"/></text:span><text:span text:style-name="T2">int <text:s/>maxRssi = -999</text:span></text:p>
          <text:p text:style-name="P1"><text:span text:style-name="T2"><text:s text:c="2"/></text:span><text:span text:style-name="T2">int rssi = -999</text:span></text:p>
          <text:p text:style-name="P1"><text:span text:style-name="T2"/></text:p>
        </draw:rect>
        <draw:line draw:style-name="gr2" draw:text-style-name="P3" draw:layer="layout" svg:x1="14.116cm" svg:y1="3.009cm" svg:x2="14.116cm" svg:y2="4.023cm">
          <text:p/>
        </draw:line>
        <draw:rect draw:style-name="gr1" draw:text-style-name="P9" draw:layer="layout" svg:width="4.057cm" svg:height="1.014cm" svg:x="12.087cm" svg:y="11.53cm">
          <text:p text:style-name="P1"><text:span text:style-name="T2"><text:s text:c="2"/></text:span><text:span text:style-name="T2">Increment to i</text:span></text:p>
        </draw:rect>
        <draw:line draw:style-name="gr2" draw:text-style-name="P3" draw:layer="layout" svg:x1="14.116cm" svg:y1="5.646cm" svg:x2="14.116cm" svg:y2="6.66cm">
          <text:p/>
        </draw:line>
        <draw:line draw:style-name="gr2" draw:text-style-name="P3" draw:layer="layout" svg:x1="14.116cm" svg:y1="7.675cm" svg:x2="14.116cm" svg:y2="8.892cm">
          <text:p/>
        </draw:line>
        <draw:rect draw:style-name="gr5" draw:text-style-name="P8" draw:layer="layout" svg:width="1.015cm" svg:height="1.014cm" svg:x="4.175cm" svg:y="9.298cm">
          <text:p text:style-name="P4"><text:span text:style-name="T4">Yes</text:span></text:p>
          <text:p text:style-name="P7"><text:span text:style-name="T5"/></text:p>
        </draw:rect>
        <draw:rect draw:style-name="gr1" draw:text-style-name="P9" draw:layer="layout" svg:width="8.195cm" svg:height="1.623cm" svg:x="10.181cm" svg:y="8.892cm">
          <text:p text:style-name="P1"><text:span text:style-name="T2"><text:s text:c="2"/></text:span><text:span text:style-name="T2">rssi = CC1101.ReadRSSI()</text:span></text:p>
          <text:p text:style-name="P1"><text:span text:style-name="T2"><text:s text:c="4"/></text:span><text:span text:style-name="T2">if ( rssi &gt; maxRssi ) maxRssi = rssi</text:span></text:p>
          <text:p text:style-name="P1"><text:span text:style-name="T2"><text:s text:c="4"/></text:span><text:span text:style-name="T2">delay( deltaTms)</text:span></text:p>
        </draw:rect>
        <draw:line draw:style-name="gr2" draw:text-style-name="P3" draw:layer="layout" svg:x1="5.392cm" svg:y1="8.081cm" svg:x2="14.115cm" svg:y2="8.081cm">
          <text:p/>
        </draw:line>
        <draw:line draw:style-name="gr6" draw:text-style-name="P3" draw:layer="layout" svg:x1="5.392cm" svg:y1="14.351cm" svg:x2="10.869cm" svg:y2="14.351cm">
          <text:p/>
        </draw:line>
        <draw:line draw:style-name="gr6" draw:text-style-name="P3" draw:layer="layout" svg:x1="5.392cm" svg:y1="14.351cm" svg:x2="5.392cm" svg:y2="8.081cm">
          <text:p/>
        </draw:line>
        <draw:rect draw:style-name="gr5" draw:text-style-name="P8" draw:layer="layout" svg:width="1.623cm" svg:height="1.42cm" svg:x="13.913cm" svg:y="15.182cm">
          <text:p text:style-name="P4"><text:span text:style-name="T4">No</text:span></text:p>
          <text:p text:style-name="P7"><text:span text:style-name="T5"/></text:p>
        </draw:rect>
        <draw:rect draw:style-name="gr1" draw:text-style-name="P9" draw:layer="layout" svg:width="4.057cm" svg:height="1.014cm" svg:x="12.087cm" svg:y="6.661cm">
          <text:p text:style-name="P1"><text:span text:style-name="T2"><text:s text:c="2"/></text:span><text:span text:style-name="T2">i=0</text:span></text:p>
        </draw:rect>
        <draw:line draw:style-name="gr2" draw:text-style-name="P3" draw:layer="layout" svg:x1="14.116cm" svg:y1="10.515cm" svg:x2="14.116cm" svg:y2="11.529cm">
          <text:p/>
        </draw:line>
        <draw:line draw:style-name="gr2" draw:text-style-name="P3" draw:layer="layout" svg:x1="14.116cm" svg:y1="12.544cm" svg:x2="14.116cm" svg:y2="13.558cm">
          <text:p/>
        </draw:line>
        <draw:line draw:style-name="gr2" draw:text-style-name="P3" draw:layer="layout" svg:x1="14.116cm" svg:y1="15.181cm" svg:x2="14.116cm" svg:y2="16.601cm">
          <text:p/>
        </draw:line>
        <draw:rect draw:style-name="gr1" draw:text-style-name="P9" draw:layer="layout" svg:width="5.558cm" svg:height="1.217cm" svg:x="11.24cm" svg:y="16.38cm">
          <text:p text:style-name="P1"><text:span text:style-name="T2"><text:s text:c="3"/></text:span><text:span text:style-name="T2">return(maxRssi)</text:span></text:p>
        </draw:rect>
        <draw:custom-shape draw:style-name="gr4" draw:text-style-name="P6" draw:layer="layout" svg:width="6.897cm" svg:height="1.624cm" svg:x="10.667cm" svg:y="13.558cm">
          <text:p text:style-name="P1"><text:span text:style-name="T2">Is i less than numSam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6" draw:layer="layout" svg:width="10.955cm" svg:height="1.42cm" svg:x="8.841cm" svg:y="1.589cm">
          <text:p text:style-name="P1"><text:span text:style-name="T7"><text:s/></text:span><text:span text:style-name="T7">getMaxRssi (int chan, int deltaTms, int numSamp)</text:span></text:p>
        </draw:ellipse>
        <draw:line draw:style-name="gr2" draw:text-style-name="P3" draw:layer="layout" svg:x1="14.116cm" svg:y1="17.616cm" svg:x2="14.116cm" svg:y2="19.036cm">
          <text:p/>
        </draw:line>
        <draw:ellipse draw:style-name="gr1" draw:text-style-name="P6" draw:layer="layout" svg:width="2.84cm" svg:height="1.014cm" svg:x="12.696cm" svg:y="19.036cm">
          <text:p text:style-name="P3"><text:span text:style-name="T3">End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4T11:53:05.44</meta:creation-date>
    <dc:date>2015-02-11T10:32:57.94</dc:date>
    <meta:editing-duration>PT7M19S</meta:editing-duration>
    <meta:editing-cycles>1</meta:editing-cycles>
    <meta:generator>OpenOffice.org/3.4.1$Win32 OpenOffice.org_project/341m1$Build-9593</meta:generator>
    <meta:document-statistic meta:object-count="104"/>
  </office:meta>
</office:document-meta>
</file>